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232b6b" officeooo:paragraph-rsid="00232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CERÁMICOS, UNA ALTERNATIVA DE AGUA SEGURA</text:p>
      <text:p text:style-name="Standard"/>
      <text:p text:style-name="Standard"><text:a xlink:type="simple" xlink:href="http://repositorio.utp.edu.co/dspace/bitstream/handle/11059/2710/6281683L616.pdf;jsessionid=938E8E03EF6036604C340981D3536BAA?sequence=1" text:style-name="Internet_20_link" text:visited-style-name="Visited_20_Internet_20_Link">http://repositorio.utp.edu.co/dspace/bitstream/handle/11059/2710/6281683L616.pdf;jsessionid=938E8E03EF6036604C340981D3536BAA?sequence=1</text:a></text:p>
      <text:p text:style-name="Standard"/>
      <text:p text:style-name="Standard"/>
      <text:p text:style-name="P2">5.2.3 Construcción de filtros cerámicos</text:p>
      <text:p text:style-name="Standard">A continuación se describe la metodología de construcción propuesta por Potters for</text:p>
      <text:p text:style-name="Standard">peace (Nardo, 2005) de acuerdo con la metodología aplicada en Iraq.</text:p>
      <text:p text:style-name="Standard">El proceso inicia con la pulverización de un barro seco en un molino de martillo; después</text:p>
      <text:p text:style-name="Standard">de que el barro esté bien pulverizado, se hace pasar por un tamiz bastante fino (malla</text:p>
      <text:p text:style-name="Standard">número 30 como el tamaño de un mosquitero) para retener las partículas gruesas y otro</text:p>
      <text:p text:style-name="Standard">tipo de impurezas que pueda tener el barro. Se pesan en la báscula 60 libras de barro</text:p>
      <text:p text:style-name="Standard">(27,3 kg). El aserrín también se seca y se pasa por el tamiz (malla número 30) y se pesa</text:p>
      <text:p text:style-name="Standard">el equivalente a 12 libras (5,443 Kg).</text:p>
      <text:p text:style-name="Standard"/>
      <text:p text:style-name="P3">Entonces la fórmula es:</text:p>
      <text:p text:style-name="P3">60 libras de barro (27,3Kg)</text:p>
      <text:p text:style-name="P3">12 libras de aserrín (5,443 Kg)</text:p>
      <text:p text:style-name="P3"/>
      <text:p text:style-name="P3"/>
      <text:p text:style-name="Standard"/>
      <text:p text:style-name="Standard">Después, tanto el aserrín como el barro se mezclan a mano o son llevados a la</text:p>
      <text:p text:style-name="Standard">mezcladora de concento y son mezclados en seco con una velocidad de 60 RPM durante</text:p>
      <text:p text:style-name="Standard">diez minutos. Se agrega un estimado de 2.5 galones de agua (9.4 litros) y se van</text:p>
      <text:p text:style-name="Standard">añadiendo poco a poco a la mezcla sin detener la marcha. Se revuelve durante otros diez</text:p>
      <text:p text:style-name="Standard">minutos hasta que se obtiene una masa de consistencia homogénea. Una vez formada la</text:p>
      <text:p text:style-name="Standard">masa se hace pelotas de 16 libras y se lleva hasta la prensa hidráulica, se moldean los</text:p>
      <text:p text:style-name="Standard">elementos filtrantes usando un molde diseñado específicamente para tal fin.</text:p>
      <text:p text:style-name="Standard">El molde está formado de tres piezas: el molde macho, el molde hembra y un disco para</text:p>
      <text:p text:style-name="Standard">facilitar la sacada del elemento filtrante. Las piezas macho y hembra se recubren con un</text:p>
      <text:p text:style-name="Standard">plástico para evitar que la masa quede adherida a las paredes del molde y dañe la pieza.</text:p>
      <text:p text:style-name="Standard">Todo lo anterior se coloca en la máquina extrusora de la siguiente figura, donde se</text:p>
      <text:p text:style-name="Standard">moldea el barro y se producen las vasijas crudas.</text:p>
      <text:p text:style-name="Standard">Posteriormente, los elementos filtrantes son colocados en estantes para secarlos durante</text:p>
      <text:p text:style-name="Standard">un día. El segundo día se le pone el nombre de la marca sobre los elementos filtrantes</text:p>
      <text:p text:style-name="Standard">frescos con un sello metálico y se imprime en el barro fresco un número de serie. Este</text:p>
      <text:p text:style-name="Standard">procedimiento se hace para llevar un registro de la producción y un control de calidad de</text:p>
      <text:p text:style-name="Standard">cada pieza, pues se tendrá un registro de los filtros que se entregan a cada cliente. Con una herramienta se le quitan las imperfecciones ocasionadas por el plástico que recubre el molde.</text:p>
      <text:p text:style-name="Standard">Dependiendo del clima, los elementos filtrantes frescos se dejan secando por un periodo</text:p>
      <text:p text:style-name="Standard">de 5 a 21 días. Se puede utilizar un cuarto de secado especial que permite que se sequen</text:p>
      <text:p text:style-name="Standard">en 4 días durante todo el año. Una vez que los elementos filtrantes están completamente</text:p>
      <text:p text:style-name="Standard">secos, se procede a hornearlos a una temperatura de 890° C durante 9 horas. Se usa un</text:p>
      <text:p text:style-name="Standard">pirómetro digital para verificar que la temperatura sea la adecuada y se usan conos</text:p>
      <text:p text:style-name="Standard">pirométricos para revisar los cambios de éste. Después, los elementos filtrantes se dejan</text:p>
      <text:p text:style-name="Standard">enfriar dentro del horno, hasta alcanzar la temperatura ambiente. Posteriormente se</text:p>
      <text:p text:style-name="Standard">sacan los potes del horno y se lleva al estante de productos semiacabados.</text:p>
      <text:p text:style-name="Standard">Una vez enfriados, se sumergen en una pila con agua y se dejan reposar allí durante la</text:p>
      <text:p text:style-name="Standard">noche, para que el agua penetre todos los poros que han sido formados por la combustión</text:p>
      <text:p text:style-name="Standard">del aserrín. Después se hace una prueba para medir la tasa de filtración, que debe ser de</text:p>
      <text:p text:style-name="Standard">uno a dos litros de agua por hora. Los elementos filtrantes que no cumplen este requisito,</text:p>
      <text:p text:style-name="Standard"><text:soft-page-break/>son destruidos.</text:p>
      <text:p text:style-name="Standard">Se registra el resultado de esta prueba en una hoja donde está el número de serie de</text:p>
      <text:p text:style-name="Standard">cada filtro, la fecha en que se fabricó, cuando se quemó y su tasa de filtr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56:33.614264925</meta:creation-date>
    <dc:date>2018-11-22T14:45:07.717109995</dc:date>
    <meta:editing-duration>PT38M4S</meta:editing-duration>
    <meta:editing-cycles>2</meta:editing-cycles>
    <meta:generator>LibreOffice/6.1.3.2$Linux_x86 LibreOffice_project/10$Build-2</meta:generator>
    <meta:document-statistic meta:table-count="0" meta:image-count="0" meta:object-count="0" meta:page-count="2" meta:paragraph-count="46" meta:word-count="626" meta:character-count="3633" meta:non-whitespace-character-count="3053"/>
  </office:meta>
</office:document-meta>
</file>